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5.227cm" fo:min-width="7.629cm"/>
    </style:style>
    <style:style style:name="gr2" style:family="graphic" style:parent-style-name="standard">
      <style:graphic-properties draw:textarea-horizontal-align="justify" draw:textarea-vertical-align="middle" draw:auto-grow-height="false" fo:min-height="3.81cm" fo:min-width="3.3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3.241cm" fo:min-width="0.262cm"/>
    </style:style>
    <style:style style:name="gr5" style:family="graphic" style:parent-style-name="standard">
      <style:graphic-properties draw:textarea-horizontal-align="justify" draw:textarea-vertical-align="middle" draw:auto-grow-height="false" fo:min-height="3.035cm" fo:min-width="0.248cm"/>
    </style:style>
    <style:style style:name="gr6" style:family="graphic" style:parent-style-name="standard">
      <style:graphic-properties draw:textarea-horizontal-align="justify" draw:textarea-vertical-align="middle" draw:auto-grow-height="false" fo:min-height="2.496cm" fo:min-width="0.262cm"/>
    </style:style>
    <style:style style:name="P1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28cm" svg:height="8.763cm" svg:x="6.796cm" svg:y="13.665cm">
          <text:p text:style-name="P1"><text:span text:style-name="T1">Dépôt de l'entrepri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5.099cm" svg:height="5.334cm" svg:x="2.143cm" svg:y="4.556cm">
          <text:p text:style-name="P2"><text:span text:style-name="T2">Boutique</text:span></text:p>
          <text:p text:style-name="P2"><text:span text:style-name="T2">de</text:span></text:p>
          <text:p text:style-name="P2"><text:span text:style-name="T2">L'entrepris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5.099cm" svg:height="5.334cm" svg:x="7.543cm" svg:y="4.557cm">
          <text:p text:style-name="P2"><text:span text:style-name="T2">Boutique</text:span></text:p>
          <text:p text:style-name="P2"><text:span text:style-name="T2">de</text:span></text:p>
          <text:p text:style-name="P2"><text:span text:style-name="T2">L'entrepris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5.099cm" svg:height="5.334cm" svg:x="15.143cm" svg:y="4.558cm">
          <text:p text:style-name="P2"><text:span text:style-name="T2">Boutique</text:span></text:p>
          <text:p text:style-name="P2"><text:span text:style-name="T2">de</text:span></text:p>
          <text:p text:style-name="P2"><text:span text:style-name="T2">L'entrepris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" draw:text-style-name="P4" draw:layer="layout" svg:width="2.161cm" svg:height="1.195cm" svg:x="12.849cm" svg:y="6.79cm">
          <draw:text-box>
            <text:p><text:span text:style-name="T3">. . . .</text:span></text:p>
          </draw:text-box>
        </draw:frame>
        <draw:custom-shape draw:style-name="gr4" draw:text-style-name="P5" draw:layer="layout" svg:width="1.524cm" svg:height="4.357cm" draw:transform="rotate (2.35619449019234) translate (14.536cm 14.103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1.494cm" svg:height="4.101cm" draw:transform="skewX (-0.0836012711705284) rotate (-2.61799387799149) translate (7.841cm 13.523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5" draw:layer="layout" svg:width="1.524cm" svg:height="3.428cm" svg:x="8.705cm" svg:y="10.0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9T10:05:42.738410477</meta:creation-date>
    <dc:date>2015-10-09T11:02:02.512960525</dc:date>
    <meta:editing-duration>PT56M20S</meta:editing-duration>
    <meta:editing-cycles>3</meta:editing-cycles>
    <meta:generator>LibreOffice/4.3.3.2$Linux_X86_64 LibreOffice_project/430m0$Build-2</meta:generator>
    <meta:document-statistic meta:object-count="8"/>
  </office:meta>
</office:document-meta>
</file>